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6000002E5B39597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9098" officeooo:paragraph-rsid="00079098"/>
    </style:style>
    <style:style style:name="P2" style:family="paragraph" style:parent-style-name="Text_20_body">
      <style:text-properties officeooo:paragraph-rsid="00079098"/>
    </style:style>
    <style:style style:name="P3" style:family="paragraph" style:parent-style-name="Text_20_body">
      <style:text-properties officeooo:rsid="00079098" officeooo:paragraph-rsid="00079098"/>
    </style:style>
    <style:style style:name="P4" style:family="paragraph" style:parent-style-name="Text_20_body">
      <style:text-properties officeooo:rsid="000a8f82" officeooo:paragraph-rsid="000a8f82"/>
    </style:style>
    <style:style style:name="P5" style:family="paragraph" style:parent-style-name="Heading_20_1">
      <style:text-properties officeooo:rsid="00079098" officeooo:paragraph-rsid="00079098"/>
    </style:style>
    <style:style style:name="P6" style:family="paragraph" style:parent-style-name="Heading_20_2">
      <style:text-properties officeooo:rsid="00079098" officeooo:paragraph-rsid="00079098"/>
    </style:style>
    <style:style style:name="P7" style:family="paragraph" style:parent-style-name="Heading_20_3">
      <style:text-properties officeooo:rsid="00079098" officeooo:paragraph-rsid="00079098"/>
    </style:style>
    <style:style style:name="T1" style:family="text">
      <style:text-properties officeooo:rsid="0009b3af"/>
    </style:style>
    <style:style style:name="T2" style:family="text">
      <style:text-properties officeooo:rsid="000a8f82"/>
    </style:style>
    <style:style style:name="T3" style:family="text">
      <style:text-properties officeooo:rsid="000bfa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</text:span>anranti</text:p>
      <text:h text:style-name="P5" text:outline-level="1">Tietokantasovelluksen dokumentaatio</text:h>
      <text:h text:style-name="P6" text:outline-level="2">Aihe: Muistilista</text:h>
      <text:p text:style-name="P2"/>
      <text:h text:style-name="P7" text:outline-level="3">Johdanto</text:h>
      <text:p text:style-name="P3">Tarkoituksena on luoda tietokantasovellus, johon eri käyttäjät voivat kirjautua ja lisätä askareitaan muistiin. <text:span text:style-name="T2">Käyttäjä voi myös muuttaa salasanasa tai poistaa tunnuksensa. </text:span>Ask<text:span text:style-name="T2">areet voidaan asettaa</text:span> luokk<text:span text:style-name="T2">iin</text:span>(opiskelu, kotiaskareet, yms...) <text:span text:style-name="T2">ja uusia luokkia voidaan luoda tai poistaa</text:span>. Askareille voidaan asettaa omat tärkeysluokkansa, jonka mukaan ne näytetään järjestyksessä. <text:span text:style-name="T3">Tärkeysastetta voidaan kasvattaa.</text:span> <text:span text:style-name="T2">Askareita voidaan muuttaa tai ne voidaan poistaa.</text:span></text:p>
      <text:p text:style-name="P4">Työ toteutetaan osoitteeseen hanranti.users.cs.helsinki.fi/tsoha. <text:span text:style-name="T3">Järjestelmä toteutetaan käyttäen PostgreSQL -tietokantapalvelinta ja PHP:tä.</text:span></text:p>
      <text:h text:style-name="P7" text:outline-level="3"><text:soft-page-break/>Käyttötapaukset</text:h>
      <text:p text:style-name="P2"><draw:frame draw:style-name="fr1" draw:name="Image1" text:anchor-type="paragraph" svg:width="17.007cm" svg:height="19.131cm" draw:z-index="0"><draw:image xlink:href="Pictures/1000000000000276000002E5B39597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3:22:09.305931378</meta:creation-date>
    <dc:date>2016-12-20T14:25:23.703269863</dc:date>
    <meta:editing-duration>PT21M29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2" meta:paragraph-count="7" meta:word-count="74" meta:character-count="684" meta:non-whitespace-character-count="684"/>
  </office:meta>
</office:document-meta>
</file>